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c4cd" officeooo:paragraph-rsid="001dc4cd"/>
    </style:style>
    <style:style style:name="P2" style:family="paragraph" style:parent-style-name="Text_20_body">
      <style:text-properties officeooo:rsid="001fc396" officeooo:paragraph-rsid="001fc396"/>
    </style:style>
    <style:style style:name="P3" style:family="paragraph" style:parent-style-name="Text_20_body">
      <style:text-properties officeooo:rsid="001fc396" officeooo:paragraph-rsid="0021b58e"/>
    </style:style>
    <style:style style:name="P4" style:family="paragraph" style:parent-style-name="Text_20_body">
      <style:text-properties officeooo:rsid="001fc396" officeooo:paragraph-rsid="002343f7"/>
    </style:style>
    <style:style style:name="P5" style:family="paragraph" style:parent-style-name="Text_20_body">
      <style:text-properties officeooo:rsid="002213ac" officeooo:paragraph-rsid="002213ac"/>
    </style:style>
    <style:style style:name="P6" style:family="paragraph" style:parent-style-name="Text_20_body">
      <style:text-properties officeooo:paragraph-rsid="002213ac"/>
    </style:style>
    <style:style style:name="P7" style:family="paragraph" style:parent-style-name="Text_20_body">
      <style:text-properties officeooo:rsid="00251a04" officeooo:paragraph-rsid="00251a04"/>
    </style:style>
    <style:style style:name="P8" style:family="paragraph" style:parent-style-name="Text_20_body" style:list-style-name="L2">
      <style:text-properties officeooo:rsid="00251a04" officeooo:paragraph-rsid="00251a04"/>
    </style:style>
    <style:style style:name="P9" style:family="paragraph" style:parent-style-name="Text_20_body" style:list-style-name="L2">
      <style:text-properties officeooo:rsid="002611c1" officeooo:paragraph-rsid="002611c1"/>
    </style:style>
    <style:style style:name="P10" style:family="paragraph" style:parent-style-name="Text_20_body">
      <style:text-properties officeooo:rsid="0026c2db" officeooo:paragraph-rsid="0026c2db"/>
    </style:style>
    <style:style style:name="P11" style:family="paragraph" style:parent-style-name="Text_20_body">
      <style:text-properties officeooo:rsid="00275b21" officeooo:paragraph-rsid="00275b21"/>
    </style:style>
    <style:style style:name="P12" style:family="paragraph" style:parent-style-name="Heading_20_1">
      <style:text-properties officeooo:rsid="001dc4cd" officeooo:paragraph-rsid="001dc4cd"/>
    </style:style>
    <style:style style:name="P13" style:family="paragraph" style:parent-style-name="Heading_20_2">
      <style:text-properties officeooo:rsid="001dc4cd" officeooo:paragraph-rsid="001dc4cd"/>
    </style:style>
    <style:style style:name="P14" style:family="paragraph" style:parent-style-name="Heading_20_2">
      <style:text-properties officeooo:rsid="002213ac" officeooo:paragraph-rsid="002213ac"/>
    </style:style>
    <style:style style:name="P15" style:family="paragraph" style:parent-style-name="Heading_20_3">
      <style:text-properties officeooo:rsid="002213ac" officeooo:paragraph-rsid="002213ac"/>
    </style:style>
    <style:style style:name="T1" style:family="text">
      <style:text-properties officeooo:rsid="001dc4cd"/>
    </style:style>
    <style:style style:name="T2" style:family="text">
      <style:text-properties officeooo:rsid="0021b58e"/>
    </style:style>
    <style:style style:name="T3" style:family="text">
      <style:text-properties officeooo:rsid="002213ac"/>
    </style:style>
    <style:style style:name="T4" style:family="text">
      <style:text-properties officeooo:rsid="002611c1"/>
    </style:style>
    <style:style style:name="T5" style:family="text">
      <style:text-properties officeooo:rsid="00268e5b"/>
    </style:style>
    <style:style style:name="T6" style:family="text">
      <style:text-properties officeooo:rsid="0026c2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О системе Caustic</text:h>
      <text:p text:style-name="P1">Caustic — это электронная начинка системы для игры в лазертаг, подходящая как для внеаренного, так и для аренного вариантов лазертага. Проект основан в сентябре 2014 г. На данный момент базовые функции системы находятся на стадии тестирования. Расширенные функции — на стадии разработки.</text:p>
      <text:h text:style-name="P13" text:outline-level="2"><text:span text:style-name="T2">Что уже умеет </text:span>Caustic?</text:h>
      <text:p text:style-name="P3"><text:span text:style-name="T2">Последняя стабильная версия плат и прошивки поддерживает следующее:</text:span></text:p>
      <text:p text:style-name="P2">Связь между оружием и повязкой осуществляется по радио, без проводов</text:p>
      <text:p text:style-name="P2"><text:span text:style-name="T3">О</text:span>ткрытый ИК-протокол MilesTag2 (ссылка)</text:p>
      <text:p text:style-name="P2"><text:span text:style-name="T2">Для о</text:span>звучк<text:span text:style-name="T3">и</text:span> событий (выстрелы, респаун, ранение, <text:span text:style-name="T2">и т. д.</text:span>) <text:span text:style-name="T2">используются звуковые файлы, записанные на microSD-карте. На каждое действие возможно произвольное количество вариантов озвучки (например, выстрелы больше не звучат однотипно)</text:span></text:p>
      <text:p text:style-name="P5">Настройка оружия и повязки осуществляется через ini-файлы на карте памяти</text:p>
      <text:p text:style-name="P5">К одной повязке может быть подключено любое количество таггеров, таким образом один игрок может иметь несколько единиц оружия</text:p>
      <text:p text:style-name="P6"><text:span text:style-name="T3">На повязке установлены RGB-светодиоды, каждая команда имеет свой цвет индикации попаданий</text:span></text:p>
      <text:h text:style-name="P13" text:outline-level="2">Что внутри?</text:h>
      <text:h text:style-name="P15" text:outline-level="3">Железо</text:h>
      <text:p text:style-name="P4"><text:span text:style-name="T2">Платы уже претерпели 2 ревизии. Последняя версия плат представляет собой «бутерброды» с размерами около 26x50 мм при толщине «бутерброда» не более 10мм как для оружия, так и для головной повязки.</text:span></text:p>
      <text:p text:style-name="P7">«Бутерброд» состоит из двух плат:</text:p>
      <text:list xml:id="list2014443374389005320" text:style-name="L2">
        <text:list-item>
          <text:p text:style-name="P8"><text:span text:style-name="T4">Универсальная плата-я</text:span>дро с контроллером <text:span text:style-name="T5">stm32f103ret6 </text:span>и гнездом для microSD-карты</text:p>
        </text:list-item>
        <text:list-item>
          <text:p text:style-name="P9">Шилд, специфичный для каждого устройства и его комплектации. <text:span text:style-name="T6">В том числе, планируется разработка упрощенных шилдов, доступных для домашнего изготовления «лазерно-утюжной» технологией.</text:span></text:p>
        </text:list-item>
      </text:list>
      <text:p text:style-name="P4"><text:span text:style-name="T2">Для звука применен усилитель PAM8603 — класс D, минимальная обвязка, крайне низкая розничная стоимость.</text:span></text:p>
      <text:p text:style-name="P7">Радиомодуль — NRF24L01. <text:span text:style-name="T6">Существует два варианта модуля</text:span>: более мощной (радиус ~1км) и менее мощной (~50м). <text:span text:style-name="T6">Пара слабых радиомодулей стоит дешевле, чем соединительные провода </text:span><text:soft-page-break/><text:span text:style-name="T6">с разъёмами, что позволяет однозначно отказаться от проводов даже в самой дешевой версии.</text:span></text:p>
      <text:h text:style-name="P15" text:outline-level="3">Софт</text:h>
      <text:p text:style-name="P10">Код для stm32f103ret6 написан на С++. В данный момент проводится портирование на FreeRTOS. Разработка ведется под gcc-arm.</text:p>
      <text:p text:style-name="P10">Особенностью программной реализации Caustic является продвинутый протокол взаимодействия между устройствами по радиоканалу. Протокол позволяет дистанционно считывать или изменять произвольные характеристики любого устройства, а также вызывать любые функции.</text:p>
      <text:h text:style-name="P14" text:outline-level="2">Что будет в ближайшем будущем?</text:h>
      <text:p text:style-name="P10">Устройство-база, позволяющее управлять игрой и изменять характеристики через Bluetooth. Такое устройство представляет собой мост между bluetooth и сетью на основе nrf24l01</text:p>
      <text:p text:style-name="P10">Android-приложение для управления игрой</text:p>
      <text:p text:style-name="P11">Механизм горячей смены оружия прямо в бою с минимумом телодвижений</text:p>
      <text:h text:style-name="Heading_20_2" text:outline-level="2">Политика <text:span text:style-name="T1">распространения</text:span></text:h>
      <text:p text:style-name="P10">Схемы, а также платы всех устройств будут в открытом доступе</text:p>
      <text:p text:style-name="P10">Бинарная прошивка для всех устройств будет в открытом доступе</text:p>
      <text:p text:style-name="P10">Открытие исходного кода не планируется в ближайшее время</text:p>
      <text:p text:style-name="P10">Предполагается коммерческий выпуск готовых плат, наборов для самостоятельного монтажа или готовых к игре лазертаг-комплектов. Время покаж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5:18:12.000586554</meta:creation-date>
    <dc:date>2015-08-18T09:33:22.011044430</dc:date>
    <meta:editing-duration>PT16H22M55S</meta:editing-duration>
    <meta:editing-cycles>4</meta:editing-cycles>
    <meta:generator>LibreOffice/4.3.7.2$Linux_X86_64 LibreOffice_project/430m0$Build-2</meta:generator>
    <meta:document-statistic meta:table-count="0" meta:image-count="0" meta:object-count="0" meta:page-count="2" meta:paragraph-count="30" meta:word-count="385" meta:character-count="2926" meta:non-whitespace-character-count="2569"/>
  </office:meta>
</office:document-meta>
</file>